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5" style:family="paragraph" style:parent-style-name="Standard">
      <style:paragraph-properties fo:margin-top="0cm" fo:margin-bottom="0cm" loext:contextual-spacing="false" fo:orphans="0" fo:widows="0"/>
    </style:style>
    <style:style style:name="P6" style:family="paragraph" style:parent-style-name="Standard">
      <style:text-properties officeooo:rsid="001a0766" officeooo:paragraph-rsid="001a0766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1a0766" officeooo:paragraph-rsid="001a0766" style:font-name-asian="Arial2" style:font-size-asian="11pt" style:font-style-asian="normal" style:font-weight-asian="normal" style:font-name-complex="Arial2" style:font-size-complex="11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1ab1bc" officeooo:paragraph-rsid="001ab1bc" style:font-name-asian="Arial2" style:font-size-asian="11pt" style:font-style-asian="normal" style:font-weight-asian="normal" style:font-name-complex="Arial2" style:font-size-complex="11pt"/>
    </style:style>
    <style:style style:name="P9" style:family="paragraph" style:parent-style-name="Standard">
      <style:text-properties officeooo:rsid="001abbcf" officeooo:paragraph-rsid="001abbcf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1ab1bc" officeooo:paragraph-rsid="002aa03a" style:font-name-asian="Arial2" style:font-size-asian="11pt" style:font-style-asian="normal" style:font-weight-asian="normal" style:font-name-complex="Arial2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officeooo:rsid="001ab1bc"/>
    </style:style>
    <style:style style:name="T3" style:family="text">
      <style:text-properties officeooo:rsid="001abbcf"/>
    </style:style>
    <style:style style:name="T4" style:family="text">
      <style:text-properties officeooo:rsid="0027c1c1"/>
    </style:style>
    <style:style style:name="T5" style:family="text">
      <style:text-properties officeooo:rsid="002843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eate an Instance with Ubuntu 14.4(Make Inbound permition to All Trafic set ID address any Where).</text:p>
      <text:p text:style-name="P6"/>
      <text:p text:style-name="P6">Get the Key Downloaded at your local machine.</text:p>
      <text:p text:style-name="P6"/>
      <text:p text:style-name="P6">Open Terminal</text:p>
      <text:p text:style-name="P6"/>
      <text:p text:style-name="P6">Cd Download/</text:p>
      <text:p text:style-name="P6"/>
      <text:p text:style-name="P6">Chmod 400 keyname.pem(this will make the Key readonly).</text:p>
      <text:p text:style-name="P6"/>
      <text:p text:style-name="P6">********************Connecting to the Server******************</text:p>
      <text:p text:style-name="P6"/>
      <text:p text:style-name="P6">ssh -i keyname.pem <text:a xlink:type="simple" xlink:href="mailto:ubutu@public" text:style-name="Internet_20_link" text:visited-style-name="Visited_20_Internet_20_Link">ubutu@public</text:a> ip_ad<text:span text:style-name="T4">d</text:span>ress if the Instance. (This will connect to the server).</text:p>
      <text:p text:style-name="P6"/>
      <text:p text:style-name="P7"><text:span text:style-name="T5">s</text:span>sh-keygen (After this press multiple Enter)</text:p>
      <text:p text:style-name="P7"/>
      <text:p text:style-name="P7">cd .ssh/</text:p>
      <text:p text:style-name="P7"/>
      <text:p text:style-name="P7"><text:tab/> (To append the key generated by the ssh-keygen to authoried key directory)</text:p>
      <text:p text:style-name="P7"/>
      <text:p text:style-name="P8">*********************Connecting to Localhost</text:p>
      <text:p text:style-name="P8"/>
      <text:p text:style-name="P8">ssh localhost</text:p>
      <text:p text:style-name="P8"/>
      <text:p text:style-name="P8">sudo apt-get update(This is to update Repository)</text:p>
      <text:p text:style-name="P8"/>
      <text:p text:style-name="P8">sudo apt-get install openjdk-7-jdk (This is to intall JVM)</text:p>
      <text:p text:style-name="P8"/>
      <text:p text:style-name="P8">**************************Installing Hadoop*******************************</text:p>
      <text:p text:style-name="P8"/>
      <text:p text:style-name="P10">wget <text:a xlink:type="simple" xlink:href="http://apache.mirror.gtcomm.net/hadoop/common/hadoop-1.2.1/hadoop-1.2.1.tar.gz" text:style-name="Internet_20_link" text:visited-style-name="Visited_20_Internet_20_Link">http://apache.mirror.gtcomm.net/hadoop/common/hadoop-1.2.1/hadoop-1.2.1.tar.gz</text:a> </text:p>
      <text:p text:style-name="P10">(This will download hadoop in the ubuntu sever)</text:p>
      <text:p text:style-name="P8"/>
      <text:p text:style-name="P8">tar <text:s/>-xzvf hadoop-1.2.1.tar.gz (to extract gz file)</text:p>
      <text:p text:style-name="P8"/>
      <text:p text:style-name="P8">sudo mv hadoop-1.2.1 /usr/local/hadoop ( To move hadoop to linux PATH)</text:p>
      <text:p text:style-name="P8"/>
      <text:p text:style-name="P8">---------------------------**<text:span text:style-name="T1">configuring bashrc linux env setup</text:span>**---------------</text:p>
      <text:p text:style-name="P2">nano ~/.bashrc <text:span text:style-name="T2">(open bashrc file to paste below configration at the end)</text:span></text:p>
      <text:p text:style-name="P2">export HADOOP_PREFIX=/usr/local/hadoop/</text:p>
      <text:p text:style-name="P4">export PATH=$PATH:$HADOOP_PREFIX/bin</text:p>
      <text:p text:style-name="P3"><text:span text:style-name="T1">export JAVA_HOME=/usr/lib/jvm/</text:span>java-7-openjdk-amd64</text:p>
      <text:p text:style-name="P4">export PATH=$PATH:$JAVA_HOME</text:p>
      <text:p text:style-name="Standard"/>
      <text:p text:style-name="P9">exec bash</text:p>
      <text:p text:style-name="P9"/>
      <text:p text:style-name="P9">----**<text:span text:style-name="T1">setting hadoop env</text:span>**------</text:p>
      <text:p text:style-name="P2">nano /usr/local/hadoop/conf/hadoop-env.sh</text:p>
      <text:p text:style-name="P1"><text:span text:style-name="T1">export JAVA_HOME=/usr/lib/jvm/</text:span>java-7-openjdk-amd64</text:p>
      <text:p text:style-name="P2">export HADOOP_OPTS=-Djava.net.preferIPV4Stack=true</text:p>
      <text:p text:style-name="Standard"/>
      <text:p text:style-name="Standard"/>
      <text:p text:style-name="P1"><text:soft-page-break/>-------**<text:span text:style-name="T1">configuring xml's</text:span>**------</text:p>
      <text:p text:style-name="P2">nano /usr/local/hadoop/conf/core-site.xml</text:p>
      <text:p text:style-name="P2">&lt;property&gt;</text:p>
      <text:p text:style-name="P2">&lt;name&gt;fs.default.name&lt;/name&gt;</text:p>
      <text:p text:style-name="P2">&lt;value&gt;hdfs://<text:span text:style-name="T3">localhost</text:span>:9000&lt;/value&gt;</text:p>
      <text:p text:style-name="P2">&lt;/property&gt;</text:p>
      <text:p text:style-name="P4"/>
      <text:p text:style-name="P2">&lt;property&gt;</text:p>
      <text:p text:style-name="P2">&lt;name&gt;hadoop.tmp.dir&lt;/name&gt;</text:p>
      <text:p text:style-name="P2">&lt;value&gt;/usr/local/hadoop/tmp&lt;/value&gt;</text:p>
      <text:p text:style-name="P2">&lt;/property&gt;</text:p>
      <text:p text:style-name="P1"/>
      <text:p text:style-name="P2">nano /usr/local/hadoop/conf/hdfs-site.xml</text:p>
      <text:p text:style-name="P2">&lt;property&gt;</text:p>
      <text:p text:style-name="P2">&lt;name&gt;dfs.replication&lt;/name&gt;</text:p>
      <text:p text:style-name="P2">&lt;value&gt;1&lt;/value&gt;</text:p>
      <text:p text:style-name="P2">&lt;/property&gt;</text:p>
      <text:p text:style-name="P1"/>
      <text:p text:style-name="P2"><text:s/>nano /usr/local/hadoop/conf/mapred-site.xml</text:p>
      <text:p text:style-name="P2">&lt;property&gt;</text:p>
      <text:p text:style-name="P2">&lt;name&gt;mapred.job.tracker&lt;/name&gt;</text:p>
      <text:p text:style-name="P2">&lt;value&gt;hdfs://<text:span text:style-name="T3">localhost</text:span>:9001&lt;/value&gt;</text:p>
      <text:p text:style-name="P2">&lt;/property&gt;</text:p>
      <text:p text:style-name="P1"/>
      <text:p text:style-name="P1">----------**<text:span text:style-name="T1">making tmp dir**---------</text:span></text:p>
      <text:p text:style-name="P1"/>
      <text:p text:style-name="P2">mkdir /usr/local/hadoop/tmp <text:span text:style-name="T3">(Need to know this)</text:span></text:p>
      <text:p text:style-name="P1"/>
      <text:p text:style-name="P1">-------------**<text:span text:style-name="T1">exec bash</text:span>**-------</text:p>
      <text:p text:style-name="P3"/>
      <text:p text:style-name="P3"/>
      <text:p text:style-name="P2">exec bash</text:p>
      <text:p text:style-name="P1"/>
      <text:p text:style-name="P1">----------------**<text:span text:style-name="T1">formatting hadoop namenode</text:span>**--------------</text:p>
      <text:p text:style-name="P3"/>
      <text:p text:style-name="P2"><text:bookmark text:name="__DdeLink__103_132507193"/>hadoop namenode -format</text:p>
      <text:p text:style-name="P1"/>
      <text:p text:style-name="P1">---------------**<text:span text:style-name="T1">starting hadoop services(</text:span>daemons<text:span text:style-name="T1">)</text:span>**-------------------</text:p>
      <text:p text:style-name="P1"><text:span text:style-name="T1">start-all.sh</text:span> </text:p>
      <text:p text:style-name="P1"/>
      <text:p text:style-name="P5">jps</text:p>
      <text:p text:style-name="Standard"/>
      <text:p text:style-name="P8"/>
      <text:p text:style-name="P8"/>
      <text:p text:style-name="P7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true" fo:line-height="100%" fo:text-align="start" style:justify-single-word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tru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0pt" fo:language="en" fo:country="IN" fo:font-weight="bold" style:font-name-asian="Arial2" style:font-family-asian="Arial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1pt" fo:language="en" fo:country="IN" fo:font-weight="bold" style:font-name-asian="Arial2" style:font-family-asian="Arial" style:font-family-generic-asian="system" style:font-pitch-asian="variable" style:font-size-asian="11pt" style:language-asian="zh" style:country-asian="CN" style:font-weight-asian="bold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2pt" fo:language="en" fo:country="IN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4pt" fo:language="en" fo:country="IN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8pt" fo:language="en" fo:country="IN" fo:font-weight="bold" style:font-name-asian="Arial2" style:font-family-asian="Arial" style:font-family-generic-asian="system" style:font-pitch-asian="variable" style:font-size-asian="18pt" style:language-asian="zh" style:country-asian="CN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24pt" fo:language="en" fo:country="IN" fo:font-weight="bold" style:font-name-asian="Arial2" style:font-family-asian="Arial" style:font-family-generic-asian="system" style:font-pitch-asian="variable" style:font-size-asian="24pt" style:language-asian="zh" style:country-asian="CN" style:font-weight-asian="bold" style:font-name-complex="Arial2" style:font-family-complex="Arial" style:font-family-generic-complex="system" style:font-pitch-complex="variable" style:font-size-complex="24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3:25:58.883197749</meta:creation-date>
    <dc:date>2017-05-30T15:32:20.417419400</dc:date>
    <meta:editing-duration>PT26M50S</meta:editing-duration>
    <meta:editing-cycles>7</meta:editing-cycles>
    <meta:generator>LibreOffice/5.2.2.2$Linux_X86_64 LibreOffice_project/20m0$Build-2</meta:generator>
    <meta:document-statistic meta:table-count="0" meta:image-count="0" meta:object-count="0" meta:page-count="2" meta:paragraph-count="59" meta:word-count="216" meta:character-count="2263" meta:non-whitespace-character-count="2107"/>
  </office:meta>
</office:document-meta>
</file>